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ource" svg:font-family="sour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width="true" fo:min-height="0.935cm" fo:min-width="5.988cm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draw:fill-color="#00a65d" fo:min-height="12.75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00a65d"/>
      <style:text-properties style:font-name="source" fo:font-size="28pt" style:font-size-asian="28pt" style:font-size-complex="28pt"/>
    </style:style>
    <style:style style:name="P6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variant="normal" fo:text-transform="none" fo:color="#1c1c1c" style:text-outline="false" style:text-line-through-style="none" style:text-line-through-type="none" style:font-name="Source Sans Pro Light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Source Sans Pro Black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5" style:family="text">
      <style:text-properties fo:color="#2a00ff" style:font-name="Monospace" fo:font-size="24pt" style:font-name-asian="Monospace" style:font-size-asian="24pt" style:font-name-complex="Monospace" style:font-size-complex="2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646464" style:font-name="Monospace" fo:font-size="24pt" style:font-name-asian="Monospace" style:font-size-asian="24pt" style:font-name-complex="Monospace" style:font-size-complex="24pt"/>
    </style:style>
    <style:style style:name="T8" style:family="text">
      <style:text-properties fo:color="#000000" style:font-name="Monospace" fo:font-size="24pt" style:font-name-asian="Monospace" style:font-size-asian="24pt" style:font-name-complex="Monospace" style:font-size-complex="24pt"/>
    </style:style>
    <style:style style:name="T9" style:family="text">
      <style:text-properties fo:color="#3f7f5f" style:font-name="Monospace" fo:font-size="24pt" style:text-underline-style="none" style:font-name-asian="Monospace" style:font-size-asian="24pt" style:font-name-complex="Monospace" style:font-size-complex="24pt"/>
    </style:style>
    <style:style style:name="T10" style:family="text">
      <style:text-properties fo:color="#7f0055" style:font-name="Monospace" fo:font-size="24pt" style:text-underline-style="none" fo:font-weight="bold" style:font-name-asian="Monospace" style:font-size-asian="24pt" style:font-weight-asian="bold" style:font-name-complex="Monospace" style:font-size-complex="24pt" style:font-weight-complex="bold"/>
    </style:style>
    <style:style style:name="T11" style:family="text">
      <style:text-properties fo:color="#000000" style:font-name="Monospace" fo:font-size="24pt" style:text-underline-style="none" style:font-name-asian="Monospace" style:font-size-asian="24pt" style:font-name-complex="Monospace" style:font-size-complex="24pt"/>
    </style:style>
    <style:style style:name="T12" style:family="text">
      <style:text-properties fo:color="#6a3e3e" style:font-name="Monospace" fo:font-size="24pt" style:font-name-asian="Monospace" style:font-size-asian="24pt" style:font-name-complex="Monospace" style:font-size-complex="24pt"/>
    </style:style>
    <style:style style:name="T13" style:family="text">
      <style:text-properties fo:color="#000000" style:font-name="Monospace" fo:font-size="24pt" fo:font-style="italic" style:font-name-asian="Monospace" style:font-size-asian="24pt" style:font-style-asian="italic" style:font-name-complex="Monospace" style:font-size-complex="24pt" style:font-style-complex="italic"/>
    </style:style>
    <style:style style:name="T14" style:family="text">
      <style:text-properties fo:color="#7f0055" style:font-name="Monospace" fo:font-size="24pt" fo:font-weight="bold" style:font-name-asian="Monospace" style:font-size-asian="24pt" style:font-weight-asian="bold" style:font-name-complex="Monospace" style:font-size-complex="24pt" style:font-weight-complex="bold"/>
    </style:style>
    <style:style style:name="T15" style:family="text">
      <style:text-properties fo:color="#000000" style:font-name="Monospace" fo:font-size="12pt" style:font-name-asian="Monospace" style:font-size-asian="12pt" style:font-name-complex="Monospace" style:font-size-complex="12pt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font-name="source" fo:font-size="28pt" style:font-name-asian="Monospace" style:font-size-asian="28pt" style:font-name-complex="Monospace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Mélissa DA COSTA</presentation:footer-decl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2.5cm" svg:x="0.4cm" svg:y="9.3cm" presentation:class="title" presentation:user-transformed="true">
          <draw:text-box>
            <text:p><text:span text:style-name="T1">JAVA INSIDE</text:span><text:span text:style-name="T1"><text:line-break/></text:span><text:span text:style-name="T1">TP 05 - Switch on String et Tests paramétrés </text:span>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<text:span text:style-name="T2">- Test JUnit Paramétré</text:span></text:p>
            <text:p><text:span text:style-name="T2">- Inlining Cache</text:span></text:p>
            <text:p/>
            <text:p/>
            <text:p>Lien GitHub : <text:a xlink:href="https://github.com/MelissaDaCosta/java-inside" xlink:type="simple">https://github.com/MelissaDaCosta/java-inside</text:a></text:p>
            <text:p/>
          </draw:text-box>
        </draw:frame>
        <draw:frame draw:style-name="gr1" draw:text-style-name="P3" draw:layer="layout" svg:width="6.488cm" svg:height="1.185cm" svg:x="20.512cm" svg:y="18.815cm">
          <draw:text-box>
            <text:p><text:author-name text:fixed="false"> </text:author-name>Mélissa DA COSTA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3">Test Junit Paramétré</text:span></text:p>
          </draw:text-box>
        </draw:frame>
        <draw:frame presentation:style-name="pr5" draw:layer="layout" svg:width="25.2cm" svg:height="13cm" svg:x="1.4cm" svg:y="5cm" presentation:class="outline" presentation:user-transformed="true">
          <draw:text-box>
            <text:list text:style-name="L3">
              <text:list-item>
                <text:p>Pour appeler plusieurs fois une même méthode de test :</text:p>
              </text:list-item>
              <text:list-item>
                <text:p>Annotations @ParameterizedTest</text:p>
              </text:list-item>
              <text:list-item>
                <text:p><text:span text:style-name="T4">Effectue les tests de assertAll pour chacune des fonctions de la Stream renoyée par </text:span><text:span text:style-name="T5">testWithMultipleMethods</text:span> <text:s/>:</text:p>
              </text:list-item>
              <text:list-item>
                <text:p><text:span text:style-name="T6"/></text:p>
              </text:list-item>
            </text:list>
            <text:p><text:span text:style-name="T7">@ParameterizedTest</text:span></text:p>
            <text:p><text:span text:style-name="T7">@MethodSource</text:span><text:span text:style-name="T8">(</text:span><text:span text:style-name="T5">"testWithMultipleMethods"</text:span><text:span text:style-name="T8">)</text:span><text:span text:style-name="T8"><text:tab/></text:span><text:span text:style-name="T9">// Méthode à appeler</text:span></text:p>
            <text:p><text:span text:style-name="T10">public</text:span><text:span text:style-name="T11"> </text:span><text:span text:style-name="T10">void</text:span><text:span text:style-name="T11"> multipleMethod(ToIntFunction&lt;S</text:span><text:span text:style-name="T8">tring&gt; </text:span><text:span text:style-name="T12">function</text:span><text:span text:style-name="T8">) {</text:span></text:p>
            <text:p><text:span text:style-name="T13">assertAll</text:span><text:span text:style-name="T8">(</text:span></text:p>
            <text:p><text:span text:style-name="T8">()-&gt;</text:span><text:span text:style-name="T13">assertEquals</text:span><text:span text:style-name="T8">(0, </text:span><text:span text:style-name="T12">function</text:span><text:span text:style-name="T8">.applyAsInt(</text:span><text:span text:style-name="T5">"foo"</text:span><text:span text:style-name="T8">)),</text:span></text:p>
            <text:p><text:span text:style-name="T8">()-&gt;</text:span><text:span text:style-name="T13">assertEquals</text:span><text:span text:style-name="T8">(1, </text:span><text:span text:style-name="T12">function</text:span><text:span text:style-name="T8">.applyAsInt(</text:span><text:span text:style-name="T5">"bar"</text:span><text:span text:style-name="T8">)),</text:span></text:p>
            <text:p><text:span text:style-name="T8">()-&gt;</text:span><text:span text:style-name="T13">assertEquals</text:span><text:span text:style-name="T8">(2, </text:span><text:span text:style-name="T12">function</text:span><text:span text:style-name="T8">.applyAsInt(</text:span><text:span text:style-name="T5">"bazz"</text:span><text:span text:style-name="T8">)),</text:span></text:p>
            <text:p><text:span text:style-name="T8">()-&gt;</text:span><text:span text:style-name="T13">assertEquals</text:span><text:span text:style-name="T8">(-1, </text:span><text:span text:style-name="T12">function</text:span><text:span text:style-name="T8">.applyAsInt(</text:span><text:span text:style-name="T5">"autre"</text:span><text:span text:style-name="T8">))</text:span></text:p>
            <text:p><text:span text:style-name="T8">);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3">@MethodSource </text:span></text:p>
          </draw:text-box>
        </draw:frame>
        <draw:frame presentation:style-name="pr5" draw:layer="layout" svg:width="25.2cm" svg:height="13cm" svg:x="1.4cm" svg:y="5cm" presentation:class="outline" presentation:user-transformed="true">
          <draw:text-box>
            <text:list text:style-name="L3">
              <text:list-item>
                <text:p><text:span text:style-name="T4">La méthode définit dans l’annotation @MethodSource est appelée par le test </text:span>@ParameterizedTest.</text:p>
              </text:list-item>
              <text:list-item>
                <text:p>Elle renvoie la Stream de plusieurs interfaces fonctionnelles qui correspondent <text:s/>aux méthodes de test à appeler.</text:p>
              </text:list-item>
              <text:list-item>
                <text:p>ToIntFunction car les fonctions à tester renvoient des int.</text:p>
              </text:list-item>
            </text:list>
            <text:p><text:span text:style-name="T8"/></text:p>
            <text:p><text:span text:style-name="T14">static</text:span><text:span text:style-name="T8"> Stream&lt;ToIntFunction&lt;String&gt;&gt; testWithMultipleMethods(){</text:span></text:p>
            <text:p><text:span text:style-name="T14">return</text:span><text:span text:style-name="T8"> Stream.</text:span><text:span text:style-name="T13">of</text:span><text:span text:style-name="T8">(StringSwitchExample::</text:span><text:span text:style-name="T13">stringSwitch</text:span><text:span text:style-name="T8">, StringSwitchExample::</text:span><text:span text:style-name="T13">stringSwitch2</text:span><text:span text:style-name="T8">, StringSwitchExample::</text:span><text:span text:style-name="T13">stringSwitch3</text:span><text:span text:style-name="T8">);</text:span><text:span text:style-name="T8"><text:tab/></text:span><text:span text:style-name="T9">// Test plusieurs méthodes</text:span></text:p>
            <text:p><text:span text:style-name="T1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factoring (Réusinage de code)</text:p>
          </draw:text-box>
        </draw:frame>
        <draw:frame presentation:style-name="pr5" draw:layer="layout" svg:width="26.4cm" svg:height="13cm" svg:x="1.4cm" svg:y="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<text:span text:style-name="T16"/></text:p>
              </text:list-item>
              <text:list-item>
                <text:p/>
              </text:list-item>
            </text:list>
          </draw:text-box>
        </draw:frame>
        <draw:frame presentation:style-name="pr7" draw:text-style-name="P5" draw:layer="layout" svg:width="26.8cm" svg:height="14.4cm" svg:x="0.8cm" svg:y="4.4cm" presentation:class="outline" presentation:user-transformed="true">
          <draw:text-box>
            <text:list text:style-name="L3">
              <text:list-item>
                <text:p><text:span text:style-name="T17">Le refactoring est l’étape qui consiste à modifier du code dans le but de plus tard introduire une nouvelle fonctionnalité.</text:span></text:p>
              </text:list-item>
              <text:list-item>
                <text:p><text:span text:style-name="T17"/></text:p>
              </text:list-item>
              <text:list-item>
                <text:p><text:span text:style-name="T17">Cela permet d’améliorer la lisibilité et la maintenance.</text:span></text:p>
              </text:list-item>
              <text:list-item>
                <text:p><text:span text:style-name="T17"/></text:p>
              </text:list-item>
              <text:list-item>
                <text:p><text:span text:style-name="T17">Ici, nous avons modifier nos tests pour tester plusieurs méthodes à la fois avant d’ajouter une nouvelle méthode a teste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tringSwitch</text:p>
          </draw:text-box>
        </draw:frame>
        <draw:frame presentation:style-name="pr5" draw:layer="layout" svg:width="25.6cm" svg:height="13.8cm" svg:x="1.4cm" svg:y="5cm" presentation:class="outline" presentation:user-transformed="true">
          <draw:text-box>
            <text:list text:style-name="L3">
              <text:list-item>
                <text:p text:style-name="P6">Le switch de base sur les String fait un switch sur le hashcode des string.</text:p>
              </text:list-item>
              <text:list-item>
                <text:p text:style-name="P6"/>
              </text:list-item>
              <text:list-item>
                <text:p text:style-name="P6">StringSwitch2 : renvoie un méthod handle qui donne l’index de chaîne passée en argument</text:p>
              </text:list-item>
              <text:list-item>
                <text:p text:style-name="P6"/>
              </text:list-item>
              <text:list-item>
                <text:p text:style-name="P6">StringSwitch3 : Utilise l’inlining cache. </text:p>
              </text:list-item>
              <text:list-item>
                <text:p text:style-name="P6"/>
              </text:list-item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lining Cache</text:p>
          </draw:text-box>
        </draw:frame>
        <draw:frame presentation:style-name="pr5" draw:layer="layout" svg:width="25.6cm" svg:height="13.8cm" svg:x="1.4cm" svg:y="5cm" presentation:class="outline" presentation:user-transformed="true">
          <draw:text-box>
            <text:list text:style-name="L3">
              <text:list-item>
                <text:p text:style-name="P6">L’inlining Cache est une technique consistant à optimiser l’exécution du code en mettant en cache le précédant lookUP.</text:p>
              </text:list-item>
              <text:list-item>
                <text:p text:style-name="P6"/>
              </text:list-item>
              <text:list-item>
                <text:p text:style-name="P6">Ici, cela permet de créer notre arbre d’exécution au fur et à mesure que les méthodes soient appelées avec des Strings différentes. </text:p>
              </text:list-item>
              <text:list-item>
                <text:p text:style-name="P6"/>
              </text:list-item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ésultats stringSwitch</text:p>
          </draw:text-box>
        </draw:frame>
        <draw:frame presentation:style-name="pr5" draw:layer="layout" svg:width="25.6cm" svg:height="13.8cm" svg:x="1.4cm" svg:y="5cm" presentation:class="outline" presentation:user-transformed="true">
          <draw:text-box>
            <text:list text:style-name="L3">
              <text:list-item>
                <text:p text:style-name="P6">3 Benchmark pour tester les 3 stringSwitch sur un tableau d’un million de valeurs :</text:p>
              </text:list-item>
              <text:list-item>
                <text:p text:style-name="P6"/>
              </text:list-item>
              <text:list-item>
                <text:p text:style-name="P6">StringSwitch1 : 0,002 ± 0,001 <text:s text:c="2"/>s/op</text:p>
              </text:list-item>
              <text:list-item>
                <text:p text:style-name="P6">StringSwitch2 : 1,738 ± 0,190 <text:s text:c="2"/>s/op</text:p>
              </text:list-item>
              <text:list-item>
                <text:p text:style-name="P6">StringSwitch3 : 15,718 ± 4,282 <text:s text:c="2"/>s/op</text:p>
              </text:list-item>
              <text:list-item>
                <text:p text:style-name="P6"/>
              </text:list-item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source" svg:font-family="sour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6T16:16:39.042370901</meta:creation-date>
    <meta:editing-duration>PT7H6M24S</meta:editing-duration>
    <meta:editing-cycles>314</meta:editing-cycles>
    <meta:generator>LibreOffice/6.0.7.3$Linux_X86_64 LibreOffice_project/00m0$Build-3</meta:generator>
    <dc:title>Alizarin</dc:title>
    <dc:date>2019-10-27T19:10:53.402701743</dc:date>
    <meta:document-statistic meta:object-count="67"/>
  </office:meta>
</office:document-meta>
</file>